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554cm"/>
    </style:style>
    <style:style style:name="co5" style:family="table-column">
      <style:table-column-properties fo:break-before="auto" style:column-width="3.69cm"/>
    </style:style>
    <style:style style:name="co6" style:family="table-column">
      <style:table-column-properties fo:break-before="auto" style:column-width="2.801cm"/>
    </style:style>
    <style:style style:name="co7" style:family="table-column">
      <style:table-column-properties fo:break-before="auto" style:column-width="6.715cm"/>
    </style:style>
    <style:style style:name="co8" style:family="table-column">
      <style:table-column-properties fo:break-before="auto" style:column-width="3.108cm"/>
    </style:style>
    <style:style style:name="co9" style:family="table-column">
      <style:table-column-properties fo:break-before="auto" style:column-width="2.71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table:style-name="Default" office:value-type="string">
            <text:p>Date</text:p>
          </table:table-cell>
          <table:table-cell table:style-name="Default" office:value-type="string">
            <text:p>Time</text:p>
          </table:table-cell>
          <table:table-cell table:style-name="Default" office:value-type="string">
            <text:p>Course</text:p>
          </table:table-cell>
          <table:table-cell table:style-name="Default" office:value-type="string">
            <text:p>Horse</text:p>
          </table:table-cell>
          <table:table-cell table:style-name="Default" office:value-type="string">
            <text:p>7:30AM Price</text:p>
          </table:table-cell>
          <table:table-cell table:style-name="Default" office:value-type="string">
            <text:p>ML_Prob</text:p>
          </table:table-cell>
          <table:table-cell table:style-name="Default" office:value-type="string">
            <text:p>Rank</text:p>
          </table:table-cell>
          <table:table-cell table:style-name="Default" office:value-type="string">
            <text:p>No. of Top</text:p>
          </table:table-cell>
          <table:table-cell office:value-type="string">
            <text:p>System Name</text:p>
          </table:table-cell>
          <table:table-cell table:style-name="ce1" table:number-columns-repeated="2"/>
        </table:table-row>
        <table:table-row table:style-name="ro3">
          <table:table-cell table:style-name="Default" office:value-type="float" office:value="260417">
            <text:p>260417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Ballinrobe</text:p>
          </table:table-cell>
          <table:table-cell table:style-name="Default" office:value-type="string">
            <text:p>Katie Daniels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10473185498584">
            <text:p>0.210473185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Hurdle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7">
            <text:p>260417</text:p>
          </table:table-cell>
          <table:table-cell table:style-name="Default" office:value-type="float" office:value="1715">
            <text:p>1715</text:p>
          </table:table-cell>
          <table:table-cell table:style-name="Default" office:value-type="string">
            <text:p>Ayr</text:p>
          </table:table-cell>
          <table:table-cell table:style-name="Default" office:value-type="string">
            <text:p>Guchen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9104920741082">
            <text:p>0.1910492074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7">
            <text:p>260417</text:p>
          </table:table-cell>
          <table:table-cell table:style-name="Default" office:value-type="float" office:value="1810">
            <text:p>181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Square Du Roule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45832340585843">
            <text:p>0.345832340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7">
            <text:p>260417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Ballinrobe</text:p>
          </table:table-cell>
          <table:table-cell table:style-name="Default" office:value-type="string">
            <text:p>Katie Daniels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10473185498584">
            <text:p>0.210473185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7">
            <text:p>260417</text:p>
          </table:table-cell>
          <table:table-cell table:style-name="Default" office:value-type="float" office:value="1840">
            <text:p>184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Got A Dream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52276836231999">
            <text:p>0.352276836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7">
            <text:p>260417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Ballinrobe</text:p>
          </table:table-cell>
          <table:table-cell table:style-name="Default" office:value-type="string">
            <text:p>It's Time Again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0787336532622513">
            <text:p>0.0787336533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7">
            <text:p>260417</text:p>
          </table:table-cell>
          <table:table-cell table:style-name="Default" office:value-type="float" office:value="1910">
            <text:p>191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Prairie Queen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36022386459959">
            <text:p>0.2360223865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7">
            <text:p>260417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Ballinrobe</text:p>
          </table:table-cell>
          <table:table-cell table:style-name="Default" office:value-type="string">
            <text:p>Iamagetaway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26688194973368">
            <text:p>0.22668819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7">
            <text:p>260417</text:p>
          </table:table-cell>
          <table:table-cell table:style-name="Default" office:value-type="float" office:value="1710">
            <text:p>171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Our Guide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95062561088208">
            <text:p>0.4950625611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7">
            <text:p>260417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Ballinrobe</text:p>
          </table:table-cell>
          <table:table-cell table:style-name="Default" office:value-type="string">
            <text:p>Master Haku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27155773640828">
            <text:p>0.3271557736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7">
            <text:p>260417</text:p>
          </table:table-cell>
          <table:table-cell table:style-name="Default" office:value-type="float" office:value="1507">
            <text:p>1507</text:p>
          </table:table-cell>
          <table:table-cell table:style-name="Default" office:value-type="string">
            <text:p>Newbury</text:p>
          </table:table-cell>
          <table:table-cell table:style-name="Default" office:value-type="string">
            <text:p>I'm The One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88459566174379">
            <text:p>0.3884595662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Turf AI Rank 1 and Value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7">
            <text:p>260417</text:p>
          </table:table-cell>
          <table:table-cell table:style-name="Default" office:value-type="float" office:value="1507">
            <text:p>1507</text:p>
          </table:table-cell>
          <table:table-cell table:style-name="Default" office:value-type="string">
            <text:p>Newbury</text:p>
          </table:table-cell>
          <table:table-cell table:style-name="Default" office:value-type="string">
            <text:p>I'm The One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88459566174379">
            <text:p>0.3884595662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Turf Value (Top AI and Pure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6">
            <text:p>260416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Limerick</text:p>
          </table:table-cell>
          <table:table-cell table:style-name="Default" office:value-type="string">
            <text:p>Wild Wild Wind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78095435913681">
            <text:p>0.1780954359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6">
            <text:p>260416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Limerick</text:p>
          </table:table-cell>
          <table:table-cell table:style-name="Default" office:value-type="string">
            <text:p>Rebel Cowgirl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36100628439827">
            <text:p>0.1361006284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6">
            <text:p>260416</text:p>
          </table:table-cell>
          <table:table-cell table:style-name="Default" office:value-type="float" office:value="1657">
            <text:p>1657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Churchman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7473210124439">
            <text:p>0.2074732101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6">
            <text:p>260416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Sun Art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89765961539062">
            <text:p>0.189765961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6">
            <text:p>260416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Limerick</text:p>
          </table:table-cell>
          <table:table-cell table:style-name="Default" office:value-type="string">
            <text:p>He Can't Dance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52578768295443">
            <text:p>0.352578768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6">
            <text:p>260416</text:p>
          </table:table-cell>
          <table:table-cell table:style-name="Default" office:value-type="float" office:value="1425">
            <text:p>1425</text:p>
          </table:table-cell>
          <table:table-cell table:style-name="Default" office:value-type="string">
            <text:p>Newmarket</text:p>
          </table:table-cell>
          <table:table-cell table:style-name="Default" office:value-type="string">
            <text:p>Crown Knott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0454483838942">
            <text:p>0.304544838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Turf Non H/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6">
            <text:p>260416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Newmarket</text:p>
          </table:table-cell>
          <table:table-cell table:style-name="Default" office:value-type="string">
            <text:p>Beckford's Folly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39864945751923">
            <text:p>0.139864945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Turf Non H/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6">
            <text:p>260416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Ripon</text:p>
          </table:table-cell>
          <table:table-cell table:style-name="Default" office:value-type="string">
            <text:p>Rogue Temptation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61748259086123">
            <text:p>0.161748259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Turf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6">
            <text:p>260416</text:p>
          </table:table-cell>
          <table:table-cell table:style-name="Default" office:value-type="float" office:value="1645">
            <text:p>1645</text:p>
          </table:table-cell>
          <table:table-cell table:style-name="Default" office:value-type="string">
            <text:p>Newmarket</text:p>
          </table:table-cell>
          <table:table-cell table:style-name="Default" office:value-type="string">
            <text:p>Maho Bay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43351734357486">
            <text:p>0.433517343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Turf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6">
            <text:p>260416</text:p>
          </table:table-cell>
          <table:table-cell table:style-name="Default" office:value-type="float" office:value="1645">
            <text:p>1645</text:p>
          </table:table-cell>
          <table:table-cell table:style-name="Default" office:value-type="string">
            <text:p>Newmarket</text:p>
          </table:table-cell>
          <table:table-cell table:style-name="Default" office:value-type="string">
            <text:p>Maho Bay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43351734357486">
            <text:p>0.433517343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Turf Value (Top AI and Pure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5">
            <text:p>260415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Rainwater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869842985214">
            <text:p>0.186984298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A/W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5">
            <text:p>260415</text:p>
          </table:table-cell>
          <table:table-cell table:style-name="Default" office:value-type="float" office:value="1432">
            <text:p>1432</text:p>
          </table:table-cell>
          <table:table-cell table:style-name="Default" office:value-type="string">
            <text:p>Leopardstown</text:p>
          </table:table-cell>
          <table:table-cell table:style-name="Default" office:value-type="string">
            <text:p>Diego El Queso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54738091530167">
            <text:p>0.254738091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5">
            <text:p>260415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Newmarket</text:p>
          </table:table-cell>
          <table:table-cell table:style-name="Default" office:value-type="string">
            <text:p>Skukuza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64456285930365">
            <text:p>0.1644562859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Turf Non H/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5">
            <text:p>260415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Newmarket</text:p>
          </table:table-cell>
          <table:table-cell table:style-name="Default" office:value-type="string">
            <text:p>Havana Lightning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52451441570604">
            <text:p>0.252451441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Turf Non H/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5">
            <text:p>260415</text:p>
          </table:table-cell>
          <table:table-cell table:style-name="Default" office:value-type="float" office:value="1645">
            <text:p>1645</text:p>
          </table:table-cell>
          <table:table-cell table:style-name="Default" office:value-type="string">
            <text:p>Newmarket</text:p>
          </table:table-cell>
          <table:table-cell table:style-name="Default" office:value-type="string">
            <text:p>Star Of Hop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71203592072122">
            <text:p>0.271203592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Non H/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5">
            <text:p>260415</text:p>
          </table:table-cell>
          <table:table-cell table:style-name="Default" office:value-type="float" office:value="1340">
            <text:p>1340</text:p>
          </table:table-cell>
          <table:table-cell table:style-name="Default" office:value-type="string">
            <text:p>Beverley</text:p>
          </table:table-cell>
          <table:table-cell table:style-name="Default" office:value-type="string">
            <text:p>Celestra</text:p>
          </table:table-cell>
          <table:table-cell table:style-name="Default" office:value-type="float" office:value="1.8">
            <text:p>1.8</text:p>
          </table:table-cell>
          <table:table-cell table:style-name="Default" office:value-type="float" office:value="0.573535124252056">
            <text:p>0.573535124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Turf AI Rank 1 and Value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5">
            <text:p>260415</text:p>
          </table:table-cell>
          <table:table-cell table:style-name="Default" office:value-type="float" office:value="1525">
            <text:p>1525</text:p>
          </table:table-cell>
          <table:table-cell table:style-name="Default" office:value-type="string">
            <text:p>Beverley</text:p>
          </table:table-cell>
          <table:table-cell table:style-name="Default" office:value-type="string">
            <text:p>Corolla Point</text:p>
          </table:table-cell>
          <table:table-cell table:style-name="Default" office:value-type="float" office:value="2.5">
            <text:p>2.5</text:p>
          </table:table-cell>
          <table:table-cell table:style-name="Default" office:value-type="float" office:value="0.402594485084245">
            <text:p>0.402594485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Turf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5">
            <text:p>260415</text:p>
          </table:table-cell>
          <table:table-cell table:style-name="Default" office:value-type="float" office:value="1340">
            <text:p>1340</text:p>
          </table:table-cell>
          <table:table-cell table:style-name="Default" office:value-type="string">
            <text:p>Beverley</text:p>
          </table:table-cell>
          <table:table-cell table:style-name="Default" office:value-type="string">
            <text:p>Celestra</text:p>
          </table:table-cell>
          <table:table-cell table:style-name="Default" office:value-type="float" office:value="1.8">
            <text:p>1.8</text:p>
          </table:table-cell>
          <table:table-cell table:style-name="Default" office:value-type="float" office:value="0.573535124252056">
            <text:p>0.573535124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Turf Value (Top AI and Pure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5">
            <text:p>260415</text:p>
          </table:table-cell>
          <table:table-cell table:style-name="Default" office:value-type="float" office:value="1525">
            <text:p>1525</text:p>
          </table:table-cell>
          <table:table-cell table:style-name="Default" office:value-type="string">
            <text:p>Beverley</text:p>
          </table:table-cell>
          <table:table-cell table:style-name="Default" office:value-type="string">
            <text:p>Corolla Point</text:p>
          </table:table-cell>
          <table:table-cell table:style-name="Default" office:value-type="float" office:value="2.5">
            <text:p>2.5</text:p>
          </table:table-cell>
          <table:table-cell table:style-name="Default" office:value-type="float" office:value="0.402594485084245">
            <text:p>0.402594485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Turf Value (Top AI and Pure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4">
            <text:p>260414</text:p>
          </table:table-cell>
          <table:table-cell table:style-name="Default" office:value-type="float" office:value="1842">
            <text:p>1842</text:p>
          </table:table-cell>
          <table:table-cell table:style-name="Default" office:value-type="string">
            <text:p>Clonmel</text:p>
          </table:table-cell>
          <table:table-cell table:style-name="Default" office:value-type="string">
            <text:p>Pinot Gris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49465844330691">
            <text:p>0.349465844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Chas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4">
            <text:p>260414</text:p>
          </table:table-cell>
          <table:table-cell table:style-name="Default" office:value-type="float" office:value="1508">
            <text:p>1508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Bredon Hill Dart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5860093689595">
            <text:p>0.158600936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4">
            <text:p>260414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Lord Chamberlain</text:p>
          </table:table-cell>
          <table:table-cell table:style-name="Default" office:value-type="float" office:value="2.2">
            <text:p>2.2</text:p>
          </table:table-cell>
          <table:table-cell table:style-name="Default" office:value-type="float" office:value="0.427604019296378">
            <text:p>0.4276040193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4">
            <text:p>260414</text:p>
          </table:table-cell>
          <table:table-cell table:style-name="Default" office:value-type="float" office:value="1617">
            <text:p>1617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Dearkeithandkaty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392288247193736">
            <text:p>0.392288247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4">
            <text:p>260414</text:p>
          </table:table-cell>
          <table:table-cell table:style-name="Default" office:value-type="float" office:value="1712">
            <text:p>1712</text:p>
          </table:table-cell>
          <table:table-cell table:style-name="Default" office:value-type="string">
            <text:p>Clonmel</text:p>
          </table:table-cell>
          <table:table-cell table:style-name="Default" office:value-type="string">
            <text:p>Tangara Bay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8361312004504">
            <text:p>0.26836131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4">
            <text:p>260414</text:p>
          </table:table-cell>
          <table:table-cell table:style-name="Default" office:value-type="float" office:value="1742">
            <text:p>1742</text:p>
          </table:table-cell>
          <table:table-cell table:style-name="Default" office:value-type="string">
            <text:p>Clonmel</text:p>
          </table:table-cell>
          <table:table-cell table:style-name="Default" office:value-type="string">
            <text:p>Rusty Harkness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1884952967788">
            <text:p>0.16188495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4">
            <text:p>260414</text:p>
          </table:table-cell>
          <table:table-cell table:style-name="Default" office:value-type="float" office:value="1812">
            <text:p>1812</text:p>
          </table:table-cell>
          <table:table-cell table:style-name="Default" office:value-type="string">
            <text:p>Clonmel</text:p>
          </table:table-cell>
          <table:table-cell table:style-name="Default" office:value-type="string">
            <text:p>No Big Deal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0146370371272">
            <text:p>0.200146370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4">
            <text:p>260414</text:p>
          </table:table-cell>
          <table:table-cell table:style-name="Default" office:value-type="float" office:value="1445">
            <text:p>1445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Plains Drifter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5344816937533">
            <text:p>0.353448169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4">
            <text:p>260414</text:p>
          </table:table-cell>
          <table:table-cell table:style-name="Default" office:value-type="float" office:value="1637">
            <text:p>1637</text:p>
          </table:table-cell>
          <table:table-cell table:style-name="Default" office:value-type="string">
            <text:p>Clonmel</text:p>
          </table:table-cell>
          <table:table-cell table:style-name="Default" office:value-type="string">
            <text:p>Speculateur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9023115283843">
            <text:p>0.290231152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4">
            <text:p>260414</text:p>
          </table:table-cell>
          <table:table-cell table:style-name="Default" office:value-type="float" office:value="1425">
            <text:p>1425</text:p>
          </table:table-cell>
          <table:table-cell table:style-name="Default" office:value-type="string">
            <text:p>Newmarket</text:p>
          </table:table-cell>
          <table:table-cell table:style-name="Default" office:value-type="string">
            <text:p>Maximized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30082546381442">
            <text:p>0.1300825464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Non H/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3">
            <text:p>260413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Pantile's Gift</text:p>
          </table:table-cell>
          <table:table-cell table:style-name="Default" office:value-type="float" office:value="2.5">
            <text:p>2.5</text:p>
          </table:table-cell>
          <table:table-cell table:style-name="Default" office:value-type="float" office:value="0.406868670076741">
            <text:p>0.406868670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A/W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3">
            <text:p>260413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Noelan Star</text:p>
          </table:table-cell>
          <table:table-cell table:style-name="Default" office:value-type="float" office:value="1.4">
            <text:p>1.4</text:p>
          </table:table-cell>
          <table:table-cell table:style-name="Default" office:value-type="float" office:value="0.727428080437263">
            <text:p>0.727428080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A/W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3">
            <text:p>260413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Noelan Star</text:p>
          </table:table-cell>
          <table:table-cell table:style-name="Default" office:value-type="float" office:value="1.4">
            <text:p>1.4</text:p>
          </table:table-cell>
          <table:table-cell table:style-name="Default" office:value-type="float" office:value="0.727428080437263">
            <text:p>0.727428080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A/W Value (Top AI and Pure Non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3">
            <text:p>260413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Hexham</text:p>
          </table:table-cell>
          <table:table-cell table:style-name="Default" office:value-type="string">
            <text:p>Gintime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428205177782326">
            <text:p>0.428205177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Hurdle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3">
            <text:p>260413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Breezethroughlife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40902824325678">
            <text:p>0.140902824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3">
            <text:p>260413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Hexham</text:p>
          </table:table-cell>
          <table:table-cell table:style-name="Default" office:value-type="string">
            <text:p>Gintime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428205177782326">
            <text:p>0.428205177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3">
            <text:p>260413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Dartmouth Rose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24678398268602">
            <text:p>0.324678398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3">
            <text:p>260413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Hexham</text:p>
          </table:table-cell>
          <table:table-cell table:style-name="Default" office:value-type="string">
            <text:p>Divilabother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7564707179781">
            <text:p>0.167564707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3">
            <text:p>260413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Hexham</text:p>
          </table:table-cell>
          <table:table-cell table:style-name="Default" office:value-type="string">
            <text:p>Gardener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0562328224873">
            <text:p>0.200562328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3">
            <text:p>260413</text:p>
          </table:table-cell>
          <table:table-cell table:style-name="Default" office:value-type="float" office:value="1452">
            <text:p>1452</text:p>
          </table:table-cell>
          <table:table-cell table:style-name="Default" office:value-type="string">
            <text:p>Leicester</text:p>
          </table:table-cell>
          <table:table-cell table:style-name="Default" office:value-type="string">
            <text:p>Johnny Boom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11047702754601">
            <text:p>0.211047702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Turf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2">
            <text:p>260412</text:p>
          </table:table-cell>
          <table:table-cell table:style-name="Default" office:value-type="float" office:value="1607">
            <text:p>1607</text:p>
          </table:table-cell>
          <table:table-cell table:style-name="Default" office:value-type="string">
            <text:p>Down Royal</text:p>
          </table:table-cell>
          <table:table-cell table:style-name="Default" office:value-type="string">
            <text:p>Ballybow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8033936085091">
            <text:p>0.2803393609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Chas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2">
            <text:p>260412</text:p>
          </table:table-cell>
          <table:table-cell table:style-name="Default" office:value-type="float" office:value="1403">
            <text:p>1403</text:p>
          </table:table-cell>
          <table:table-cell table:style-name="Default" office:value-type="string">
            <text:p>Ffos Las</text:p>
          </table:table-cell>
          <table:table-cell table:style-name="Default" office:value-type="string">
            <text:p>Miss Kassiopi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53189722547357">
            <text:p>0.35318972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420">
            <text:p>1420</text:p>
          </table:table-cell>
          <table:table-cell table:style-name="Default" office:value-type="string">
            <text:p>Wincanton</text:p>
          </table:table-cell>
          <table:table-cell table:style-name="Default" office:value-type="string">
            <text:p>Byzantium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26035313149344">
            <text:p>0.326035313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430">
            <text:p>1430</text:p>
          </table:table-cell>
          <table:table-cell table:style-name="Default" office:value-type="string">
            <text:p>Down Royal</text:p>
          </table:table-cell>
          <table:table-cell table:style-name="Default" office:value-type="string">
            <text:p>Dairy Force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197088002306001">
            <text:p>0.1970880023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535">
            <text:p>1535</text:p>
          </table:table-cell>
          <table:table-cell table:style-name="Default" office:value-type="string">
            <text:p>Down Royal</text:p>
          </table:table-cell>
          <table:table-cell table:style-name="Default" office:value-type="string">
            <text:p>Coppola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06844564962034">
            <text:p>0.10684456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2">
            <text:p>260412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Ffos Las</text:p>
          </table:table-cell>
          <table:table-cell table:style-name="Default" office:value-type="string">
            <text:p>Thewoodcorner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21145745438109">
            <text:p>0.321145745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Wincanton</text:p>
          </table:table-cell>
          <table:table-cell table:style-name="Default" office:value-type="string">
            <text:p>Postponed Legacy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64382105595151">
            <text:p>0.164382105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2">
            <text:p>260412</text:p>
          </table:table-cell>
          <table:table-cell table:style-name="Default" office:value-type="float" office:value="1438">
            <text:p>1438</text:p>
          </table:table-cell>
          <table:table-cell table:style-name="Default" office:value-type="string">
            <text:p>Ffos Las</text:p>
          </table:table-cell>
          <table:table-cell table:style-name="Default" office:value-type="string">
            <text:p>Knead A Win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6375289008935">
            <text:p>0.363752890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2">
            <text:p>260412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Leopardstown</text:p>
          </table:table-cell>
          <table:table-cell table:style-name="Default" office:value-type="string">
            <text:p>Fixation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83908263849612">
            <text:p>0.1839082638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Turf AI Rank 1 and Value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645">
            <text:p>1645</text:p>
          </table:table-cell>
          <table:table-cell table:style-name="Default" office:value-type="string">
            <text:p>Musselburgh</text:p>
          </table:table-cell>
          <table:table-cell table:style-name="Default" office:value-type="string">
            <text:p>Bellarchi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08285069430167">
            <text:p>0.208285069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Turf Value (Top AI and Pure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745">
            <text:p>17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King Of Thebes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88645026289882">
            <text:p>0.388645026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A/W AI Rank 1 and Value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305">
            <text:p>1305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Tenter Le Tout</text:p>
          </table:table-cell>
          <table:table-cell table:style-name="Default" office:value-type="float" office:value="1.33">
            <text:p>1.33</text:p>
          </table:table-cell>
          <table:table-cell table:style-name="Default" office:value-type="float" office:value="0.782433796708224">
            <text:p>0.78243379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Hurdle AI Rank 1 and Value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305">
            <text:p>1305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Tenter Le Tout</text:p>
          </table:table-cell>
          <table:table-cell table:style-name="Default" office:value-type="float" office:value="1.33">
            <text:p>1.33</text:p>
          </table:table-cell>
          <table:table-cell table:style-name="Default" office:value-type="float" office:value="0.782433796708224">
            <text:p>0.78243379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Hurdle Value (Top AI and Pur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255">
            <text:p>1255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It's Maisy</text:p>
          </table:table-cell>
          <table:table-cell table:style-name="Default" office:value-type="float" office:value="1.5">
            <text:p>1.5</text:p>
          </table:table-cell>
          <table:table-cell table:style-name="Default" office:value-type="float" office:value="0.646868958764988">
            <text:p>0.646868958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407">
            <text:p>1407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Camarrate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473975734351">
            <text:p>0.1247397573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525">
            <text:p>1525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Bust A Move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47300351810684">
            <text:p>0.147300351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532">
            <text:p>1532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I Am The Moon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79131077159413">
            <text:p>0.1791310772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1">
            <text:p>260411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Inion Tiogair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190022536206596">
            <text:p>0.1900225362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505">
            <text:p>1505</text:p>
          </table:table-cell>
          <table:table-cell table:style-name="Default" office:value-type="string">
            <text:p>Aintree</text:p>
          </table:table-cell>
          <table:table-cell table:style-name="Default" office:value-type="string">
            <text:p>Honesty Policy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41718000985663">
            <text:p>0.24171800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632">
            <text:p>1632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Port Station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51893296515605">
            <text:p>0.251893296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1">
            <text:p>260411</text:p>
          </table:table-cell>
          <table:table-cell table:style-name="Default" office:value-type="float" office:value="1723">
            <text:p>1723</text:p>
          </table:table-cell>
          <table:table-cell table:style-name="Default" office:value-type="string">
            <text:p>Bellewstown</text:p>
          </table:table-cell>
          <table:table-cell table:style-name="Default" office:value-type="string">
            <text:p>Goldrush Kid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47894012840673">
            <text:p>0.147894012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1">
            <text:p>260411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Bellewstown</text:p>
          </table:table-cell>
          <table:table-cell table:style-name="Default" office:value-type="string">
            <text:p>Sporting Hero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0.083144182044981">
            <text:p>0.08314418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1">
            <text:p>260411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Bellewstown</text:p>
          </table:table-cell>
          <table:table-cell table:style-name="Default" office:value-type="string">
            <text:p>Desert Friend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39103578612253">
            <text:p>0.1391035786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512">
            <text:p>1512</text:p>
          </table:table-cell>
          <table:table-cell table:style-name="Default" office:value-type="string">
            <text:p>Yarmouth</text:p>
          </table:table-cell>
          <table:table-cell table:style-name="Default" office:value-type="string">
            <text:p>Ottoman Empress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70290098580604">
            <text:p>0.370290098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Turf AI Rank 1 and Value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512">
            <text:p>1512</text:p>
          </table:table-cell>
          <table:table-cell table:style-name="Default" office:value-type="string">
            <text:p>Yarmouth</text:p>
          </table:table-cell>
          <table:table-cell table:style-name="Default" office:value-type="string">
            <text:p>Ottoman Empress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70290098580604">
            <text:p>0.370290098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Turf Value (Top AI and Pure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0">
            <text:p>260410</text:p>
          </table:table-cell>
          <table:table-cell table:style-name="Default" office:value-type="float" office:value="1605">
            <text:p>1605</text:p>
          </table:table-cell>
          <table:table-cell table:style-name="Default" office:value-type="string">
            <text:p>Aintree</text:p>
          </table:table-cell>
          <table:table-cell table:style-name="Default" office:value-type="string">
            <text:p>Madara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02254996123764">
            <text:p>0.202254996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Chase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0">
            <text:p>260410</text:p>
          </table:table-cell>
          <table:table-cell table:style-name="Default" office:value-type="float" office:value="1613">
            <text:p>1613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Dillarchie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04984625529503">
            <text:p>0.304984625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645">
            <text:p>1645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Blackwater Lill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7056460907718">
            <text:p>0.1870564609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455">
            <text:p>1455</text:p>
          </table:table-cell>
          <table:table-cell table:style-name="Default" office:value-type="string">
            <text:p>Aintree</text:p>
          </table:table-cell>
          <table:table-cell table:style-name="Default" office:value-type="string">
            <text:p>Baron Noir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09922902438702">
            <text:p>0.209922902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620">
            <text:p>1620</text:p>
          </table:table-cell>
          <table:table-cell table:style-name="Default" office:value-type="string">
            <text:p>Wexford</text:p>
          </table:table-cell>
          <table:table-cell table:style-name="Default" office:value-type="string">
            <text:p>Captains Speech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388395113125833">
            <text:p>0.388395113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0">
            <text:p>260410</text:p>
          </table:table-cell>
          <table:table-cell table:style-name="Default" office:value-type="float" office:value="1728">
            <text:p>1728</text:p>
          </table:table-cell>
          <table:table-cell table:style-name="Default" office:value-type="string">
            <text:p>Wexford</text:p>
          </table:table-cell>
          <table:table-cell table:style-name="Default" office:value-type="string">
            <text:p>Agameoftwohalves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33834752375942">
            <text:p>0.3338347524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442">
            <text:p>1442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Ay Up Duck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485582606673375">
            <text:p>0.48558260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A/W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442">
            <text:p>1442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Ay Up Duck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485582606673375">
            <text:p>0.48558260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A/W Value (Top AI and Pure Non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432">
            <text:p>1432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Minella Yoga</text:p>
          </table:table-cell>
          <table:table-cell table:style-name="Default" office:value-type="float" office:value="1.33">
            <text:p>1.33</text:p>
          </table:table-cell>
          <table:table-cell table:style-name="Default" office:value-type="float" office:value="0.779249030522886">
            <text:p>0.779249030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Hurdle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432">
            <text:p>1432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Minella Yoga</text:p>
          </table:table-cell>
          <table:table-cell table:style-name="Default" office:value-type="float" office:value="1.33">
            <text:p>1.33</text:p>
          </table:table-cell>
          <table:table-cell table:style-name="Default" office:value-type="float" office:value="0.779249030522886">
            <text:p>0.779249030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Hurdle Value (Top AI and Pur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507">
            <text:p>1507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Noble Blue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381051318841745">
            <text:p>0.381051318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Aquifolia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30856307262567">
            <text:p>0.130856307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string">
            <text:p>Aintree</text:p>
          </table:table-cell>
          <table:table-cell table:style-name="Default" office:value-type="string">
            <text:p>Maestro Conti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38828542714785">
            <text:p>0.238828542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605">
            <text:p>1605</text:p>
          </table:table-cell>
          <table:table-cell table:style-name="Default" office:value-type="string">
            <text:p>Aintree</text:p>
          </table:table-cell>
          <table:table-cell table:style-name="Default" office:value-type="string">
            <text:p>The New Lion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52854558414211">
            <text:p>0.352854558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Gowran Park</text:p>
          </table:table-cell>
          <table:table-cell table:style-name="Default" office:value-type="string">
            <text:p>Whims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11006874065557">
            <text:p>0.211006874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Gowran Park</text:p>
          </table:table-cell>
          <table:table-cell table:style-name="Default" office:value-type="string">
            <text:p>Suir Monad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481396380130151">
            <text:p>0.481396380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Turf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Gowran Park</text:p>
          </table:table-cell>
          <table:table-cell table:style-name="Default" office:value-type="string">
            <text:p>Whims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11006874065557">
            <text:p>0.211006874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Turf Value (Top AI and Pure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8">
            <text:p>260408</text:p>
          </table:table-cell>
          <table:table-cell table:style-name="Default" office:value-type="float" office:value="1430">
            <text:p>1430</text:p>
          </table:table-cell>
          <table:table-cell table:style-name="Default" office:value-type="string">
            <text:p>Fontwell</text:p>
          </table:table-cell>
          <table:table-cell table:style-name="Default" office:value-type="string">
            <text:p>Hardly Surprising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85689802960237">
            <text:p>0.48568980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8">
            <text:p>260408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Fontwell</text:p>
          </table:table-cell>
          <table:table-cell table:style-name="Default" office:value-type="string">
            <text:p>Duhallow Tommy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50722925962316">
            <text:p>0.35072292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Chase Value (Top AI and Pure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8">
            <text:p>260408</text:p>
          </table:table-cell>
          <table:table-cell table:style-name="Default" office:value-type="float" office:value="1615">
            <text:p>1615</text:p>
          </table:table-cell>
          <table:table-cell table:style-name="Default" office:value-type="string">
            <text:p>Fontwell</text:p>
          </table:table-cell>
          <table:table-cell table:style-name="Default" office:value-type="string">
            <text:p>Ferret Jeeter</text:p>
          </table:table-cell>
          <table:table-cell table:style-name="Default" office:value-type="float" office:value="2.5">
            <text:p>2.5</text:p>
          </table:table-cell>
          <table:table-cell table:style-name="Default" office:value-type="float" office:value="0.376541955969061">
            <text:p>0.37654195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8">
            <text:p>260408</text:p>
          </table:table-cell>
          <table:table-cell table:style-name="Default" office:value-type="float" office:value="1655">
            <text:p>1655</text:p>
          </table:table-cell>
          <table:table-cell table:style-name="Default" office:value-type="string">
            <text:p>Gowran Park</text:p>
          </table:table-cell>
          <table:table-cell table:style-name="Default" office:value-type="string">
            <text:p>Ohmali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47904151956732">
            <text:p>0.14790415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8">
            <text:p>260408</text:p>
          </table:table-cell>
          <table:table-cell table:style-name="Default" office:value-type="float" office:value="1717">
            <text:p>1717</text:p>
          </table:table-cell>
          <table:table-cell table:style-name="Default" office:value-type="string">
            <text:p>Fontwell</text:p>
          </table:table-cell>
          <table:table-cell table:style-name="Default" office:value-type="string">
            <text:p>Calshot Spit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3692138748208">
            <text:p>0.1636921387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8">
            <text:p>260408</text:p>
          </table:table-cell>
          <table:table-cell table:style-name="Default" office:value-type="float" office:value="1725">
            <text:p>1725</text:p>
          </table:table-cell>
          <table:table-cell table:style-name="Default" office:value-type="string">
            <text:p>Gowran Park</text:p>
          </table:table-cell>
          <table:table-cell table:style-name="Default" office:value-type="string">
            <text:p>Not Just Any Eagle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0.0718332274410221">
            <text:p>0.0718332274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7">
            <text:p>260407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Locked Down Lad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7263348076882">
            <text:p>0.1272633481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7">
            <text:p>260407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Blacksamssenorita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46050795727032">
            <text:p>0.1460507957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string">
            <text:p>Kempton</text:p>
          </table:table-cell>
          <table:table-cell table:style-name="Default" office:value-type="string">
            <text:p>Zain Primus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5715327270512">
            <text:p>0.295715327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A/W Value (Top AI and Pure Non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Jukebox D'Eddy</text:p>
          </table:table-cell>
          <table:table-cell table:style-name="Default" office:value-type="float" office:value="2.5">
            <text:p>2.5</text:p>
          </table:table-cell>
          <table:table-cell table:style-name="Default" office:value-type="float" office:value="0.431342604296754">
            <text:p>0.431342604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Chase Value (Top AI and Pure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All Authorized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56796679854692">
            <text:p>0.1567966799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Independent Lady</text:p>
          </table:table-cell>
          <table:table-cell table:style-name="Default" office:value-type="float" office:value="1.91">
            <text:p>1.91</text:p>
          </table:table-cell>
          <table:table-cell table:style-name="Default" office:value-type="float" office:value="0.472572128271806">
            <text:p>0.472572128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415">
            <text:p>1415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Bitsnbuckles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90106458556493">
            <text:p>0.190106458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445">
            <text:p>1445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Graecia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54969369175879">
            <text:p>0.154969369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Double Click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42013293696065">
            <text:p>0.142013293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Abbey Law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6163140179502">
            <text:p>0.161631401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655">
            <text:p>1655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Public Enemy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57703808914862">
            <text:p>0.1577038089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335">
            <text:p>1335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Neon Dream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78614073002681">
            <text:p>0.47861407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Storm Heart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61985591987453">
            <text:p>0.26198559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645">
            <text:p>1645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Wingmen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59440264746394">
            <text:p>0.259440264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Chas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48">
            <text:p>1448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By The Grac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8402744859766">
            <text:p>0.2840274486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55">
            <text:p>1455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Goodwin Face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06854684888451">
            <text:p>0.206854684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5">
            <text:p>260405</text:p>
          </table:table-cell>
          <table:table-cell table:style-name="Default" office:value-type="float" office:value="1633">
            <text:p>1633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Kalkaroo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25781599296051">
            <text:p>0.3257815993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5">
            <text:p>260405</text:p>
          </table:table-cell>
          <table:table-cell table:style-name="Default" office:value-type="float" office:value="1710">
            <text:p>171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Rukaana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48138984650941">
            <text:p>0.3481389847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5">
            <text:p>260405</text:p>
          </table:table-cell>
          <table:table-cell table:style-name="Default" office:value-type="float" office:value="1330">
            <text:p>1330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Splendid Fellow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66666615452989">
            <text:p>0.2666666155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13">
            <text:p>1413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Tread Carefully</text:p>
          </table:table-cell>
          <table:table-cell table:style-name="Default" office:value-type="float" office:value="2.2">
            <text:p>2.2</text:p>
          </table:table-cell>
          <table:table-cell table:style-name="Default" office:value-type="float" office:value="0.401396006330135">
            <text:p>0.4013960063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457">
            <text:p>1457</text:p>
          </table:table-cell>
          <table:table-cell table:style-name="Default" office:value-type="string">
            <text:p>Carlisle</text:p>
          </table:table-cell>
          <table:table-cell table:style-name="Default" office:value-type="string">
            <text:p>Different Drum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901824131">
            <text:p>0.190182413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Northern Air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651907908">
            <text:p>0.165190790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605">
            <text:p>1605</text:p>
          </table:table-cell>
          <table:table-cell table:style-name="Default" office:value-type="string">
            <text:p>Carlisle</text:p>
          </table:table-cell>
          <table:table-cell table:style-name="Default" office:value-type="string">
            <text:p>Two Brothers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704213498">
            <text:p>0.170421349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620">
            <text:p>1620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Call Me Legend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691132854">
            <text:p>0.269113285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Haydock</text:p>
          </table:table-cell>
          <table:table-cell table:style-name="Default" office:value-type="string">
            <text:p>Brookside La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197014027">
            <text:p>0.3197014027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Carlisle</text:p>
          </table:table-cell>
          <table:table-cell table:style-name="Default" office:value-type="string">
            <text:p>Rauzan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492643344">
            <text:p>0.1492643344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Huntingdon</text:p>
          </table:table-cell>
          <table:table-cell table:style-name="Default" office:value-type="string">
            <text:p>Tilehurst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29840926">
            <text:p>0.182984092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Hardly Surprising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404019262">
            <text:p>0.404019262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547">
            <text:p>1547</text:p>
          </table:table-cell>
          <table:table-cell table:style-name="Default" office:value-type="string">
            <text:p>Huntingdon</text:p>
          </table:table-cell>
          <table:table-cell table:style-name="Default" office:value-type="string">
            <text:p>Is This For Real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2978827133">
            <text:p>0.2978827133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745">
            <text:p>1745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Empty Wallet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3759121">
            <text:p>0.18375912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1430">
            <text:p>1430</text:p>
          </table:table-cell>
          <table:table-cell table:style-name="Default" office:value-type="string">
            <text:p>Musselburgh</text:p>
          </table:table-cell>
          <table:table-cell table:style-name="Default" office:value-type="string">
            <text:p>Al Qareem</text:p>
          </table:table-cell>
          <table:table-cell table:style-name="Default" office:value-type="float" office:value="1.83">
            <text:p>1.83</text:p>
          </table:table-cell>
          <table:table-cell table:style-name="Default" office:value-type="float" office:value="0.521914266">
            <text:p>0.521914266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Turf Non H/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3">
            <text:p>260403</text:p>
          </table:table-cell>
          <table:table-cell table:style-name="Default" office:value-type="float" office:value="1357">
            <text:p>1357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Staysound Susie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79115914">
            <text:p>0.1679115914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3">
            <text:p>260403</text:p>
          </table:table-cell>
          <table:table-cell table:style-name="Default" office:value-type="float" office:value="1542">
            <text:p>1542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Perry Mason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120841942">
            <text:p>0.112084194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3">
            <text:p>260403</text:p>
          </table:table-cell>
          <table:table-cell table:style-name="Default" office:value-type="float" office:value="1617">
            <text:p>1617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Eastwatch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75398189">
            <text:p>0.267539818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 table:number-rows-repeated="291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17">17/04/2026</text:date>, <text:time>08:0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ran O'Hagan</meta:initial-creator>
    <meta:creation-date>2026-03-10T15:18:04.36</meta:creation-date>
    <dc:date>2026-04-17T08:05:47.20</dc:date>
    <dc:creator>Kieran O'Hagan</dc:creator>
    <meta:editing-duration>PT14H28M33S</meta:editing-duration>
    <meta:editing-cycles>44</meta:editing-cycles>
    <meta:generator>OpenOffice/4.1.16$Win32 OpenOffice.org_project/4116m3$Build-9816</meta:generator>
    <meta:document-statistic meta:table-count="3" meta:cell-count="1206" meta:object-count="0"/>
  </office:meta>
</office:document-meta>
</file>